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24afa" officeooo:paragraph-rsid="00024afa"/>
    </style:style>
    <style:style style:name="P2" style:family="paragraph" style:parent-style-name="Text_20_body">
      <style:text-properties officeooo:rsid="00024afa" officeooo:paragraph-rsid="00051298"/>
    </style:style>
    <style:style style:name="P3" style:family="paragraph" style:parent-style-name="Text_20_body">
      <style:text-properties officeooo:paragraph-rsid="000512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man ran frantically down the ever-widening and narrowing road. Like a stray dog, he jerked his neck to look around, patrolling the area, before suddenly diving into one of the side alleys that split off to the left and right.</text:p>
      <text:p text:style-name="P3">“I’ll be killed, I’ll melt away, I’ll be erased…”</text:p>
      <text:p text:style-name="P3">The man was terrified of hallucinations. His wild eyes reflected a vulgar red-black road, twisting like the intestines of a beast, swallowing him up as he plunged deeper into it. He scattered deeper into the alley, and there was no turning back. Even if he wanted to stop, he couldn't; if he did, the acid sprayed on the walls around him would dissolve him completely.</text:p>
      <text:p text:style-name="P3">His brain, shaking with fear, oozed alkaloid-like substances as he sank into a bad trip induced by narcotic withdrawal symptoms.</text:p>
      <text:p text:style-name="P3">"Ah… footsteps are getting closer. They’re getting closer..."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21:53:37.046000000</meta:creation-date>
    <dc:date>2024-09-12T07:34:11.605000000</dc:date>
    <meta:editing-duration>PT9H30M17S</meta:editing-duration>
    <meta:editing-cycles>4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5" meta:word-count="143" meta:character-count="835" meta:non-whitespace-character-count="697"/>
  </office:meta>
</office:document-meta>
</file>